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5b5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2">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2">, 2 vols. (Washington, D.C., 1897), I, 552-55, 564. See also Joanne Loewe Neel, </text:span><text:span text:style-name="T1">Phineas Bond</text:span><text:span text:style-name="T2">: </text:span><text:span text:style-name="T1">A Study in Anglo-American Relations</text:span><text:span text:style-name="T2">,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2">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2">(Baltimore, 1979), 273-96; E. James Ferguson, </text:span><text:span text:style-name="T1">The Power of the Purser</text:span><text:span text:style-name="T2">: </text:span><text:span text:style-name="T1">A History of American Public Finance</text:span><text:span text:style-name="T2">,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2">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2"><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3">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3">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3"><text:note text:id="ftn0" text:note-class="footnote"><text:note-citation>8</text:note-citation><text:note-body><text:p text:style-name="Footnote"/></text:note-body></text:note></text:span></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5DT5H5M50S</meta:editing-duration>
    <meta:editing-cycles>14</meta:editing-cycles>
    <meta:generator>LibreOffice/4.1.0.4$Linux_X86_64 LibreOffice_project/410m0$Build-4</meta:generator>
    <dc:date>2014-05-12T13:12:47.667363244</dc:date>
    <dc:creator>Guillermo Lengemann</dc:creator>
    <meta:document-statistic meta:table-count="0" meta:image-count="0" meta:object-count="0" meta:page-count="5" meta:paragraph-count="23" meta:word-count="2438" meta:character-count="16254" meta:non-whitespace-character-count="13834"/>
  </office:meta>
</office:document-meta>
</file>